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d9230"/>
    </style:style>
    <style:style style:name="P2" style:family="paragraph" style:parent-style-name="Standard">
      <style:text-properties officeooo:paragraph-rsid="000dc91d"/>
    </style:style>
    <style:style style:name="P3" style:family="paragraph" style:parent-style-name="Standard">
      <style:text-properties officeooo:paragraph-rsid="000ee8c0"/>
    </style:style>
    <style:style style:name="P4" style:family="paragraph" style:parent-style-name="Standard">
      <style:text-properties officeooo:paragraph-rsid="000fc2ec"/>
    </style:style>
    <style:style style:name="P5" style:family="paragraph" style:parent-style-name="Standard">
      <style:text-properties officeooo:paragraph-rsid="0010c643"/>
    </style:style>
    <style:style style:name="P6" style:family="paragraph" style:parent-style-name="Standard">
      <style:text-properties officeooo:rsid="000d9230" officeooo:paragraph-rsid="000d9230"/>
    </style:style>
    <style:style style:name="P7" style:family="paragraph" style:parent-style-name="Standard">
      <style:text-properties officeooo:rsid="000522e6" officeooo:paragraph-rsid="0010d162"/>
    </style:style>
    <style:style style:name="P8" style:family="paragraph" style:parent-style-name="Standard">
      <style:text-properties officeooo:rsid="0011c3f7" officeooo:paragraph-rsid="0011c3f7"/>
    </style:style>
    <style:style style:name="P9" style:family="paragraph" style:parent-style-name="Standard">
      <style:text-properties officeooo:rsid="000ee8c0" officeooo:paragraph-rsid="000dc91d"/>
    </style:style>
    <style:style style:name="P10" style:family="paragraph" style:parent-style-name="Standard">
      <style:text-properties officeooo:rsid="000ee8c0" officeooo:paragraph-rsid="0016af63"/>
    </style:style>
    <style:style style:name="P11" style:family="paragraph" style:parent-style-name="Standard">
      <style:text-properties officeooo:rsid="000fc2ec" officeooo:paragraph-rsid="000fc2ec"/>
    </style:style>
    <style:style style:name="P12" style:family="paragraph" style:parent-style-name="Standard">
      <style:text-properties officeooo:rsid="001353f5" officeooo:paragraph-rsid="000fc2ec"/>
    </style:style>
    <style:style style:name="P13" style:family="paragraph" style:parent-style-name="Standard">
      <style:text-properties officeooo:rsid="0014d8e7" officeooo:paragraph-rsid="0014d8e7"/>
    </style:style>
    <style:style style:name="P14" style:family="paragraph" style:parent-style-name="Preformatted_20_Text">
      <style:text-properties officeooo:rsid="000522e6" officeooo:paragraph-rsid="0010d162"/>
    </style:style>
    <style:style style:name="P15" style:family="paragraph" style:parent-style-name="Heading_20_2">
      <style:text-properties officeooo:rsid="000d9230"/>
    </style:style>
    <style:style style:name="T1" style:family="text">
      <style:text-properties officeooo:rsid="000d9230"/>
    </style:style>
    <style:style style:name="T2" style:family="text">
      <style:text-properties officeooo:rsid="000dc91d"/>
    </style:style>
    <style:style style:name="T3" style:family="text">
      <style:text-properties officeooo:rsid="000ee8c0"/>
    </style:style>
    <style:style style:name="T4" style:family="text">
      <style:text-properties officeooo:rsid="000fc2ec"/>
    </style:style>
    <style:style style:name="T5" style:family="text">
      <style:text-properties officeooo:rsid="0010c643"/>
    </style:style>
    <style:style style:name="T6" style:family="text">
      <style:text-properties officeooo:rsid="0010d162"/>
    </style:style>
    <style:style style:name="T7" style:family="text">
      <style:text-properties officeooo:rsid="001353f5"/>
    </style:style>
    <style:style style:name="T8" style:family="text">
      <style:text-properties officeooo:rsid="0016af63"/>
    </style:style>
    <style:style style:name="T9" style:family="text">
      <style:text-properties officeooo:rsid="0017ef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finicja problemu</text:p>
      <text:p text:style-name="P6"/>
      <text:p text:style-name="P6">Test ma na celu zbadanie jakości klasyfikacji przy pomocy sieci MLP.</text:p>
      <text:p text:style-name="P5"><text:span text:style-name="T1">Problem testowy to problem prosty problem klasyfikacyjny </text:span><text:span text:style-name="T5">http://archive.ics.uci.edu/ml/datasets/Statlog+(Landsat+Satellite)</text:span></text:p>
      <text:p text:style-name="P6"/>
      <text:p text:style-name="P6">Jakość klasyfikacji oceniana będzie techniką krzywych ROC</text:p>
      <text:p text:style-name="P6"/>
      <text:p text:style-name="P1"><text:span text:style-name="T1">W trakcie eksperymentu używany będzie perceptron o odgórnie ustalonej strukturze </text:span><text:span text:style-name="T5">bazując na Empirycznie wyznaczonej zależności od VCDim</text:span><text:span text:style-name="T1">.</text:span></text:p>
      <text:p text:style-name="P6">Następnie określone zostaną <text:s/>układy funkcji transferu obecne w warstwach ukrytych oraz ich parametryzacja</text:p>
      <text:p text:style-name="P6"/>
      <text:p text:style-name="P6">W ostatnim kroku dla każdego układu funkcji transfery oraz parametryzacji przeprowadzone zostanie uczenie perceptronu oraz test/</text:p>
      <text:p text:style-name="P6"/>
      <text:p text:style-name="P6">Procedura uczenia, kolejność przypadków testujących oraz wstępne wartości wag perceptronu będa miały charakter stałego seedu.</text:p>
      <text:p text:style-name="P6"/>
      <text:h text:style-name="P15" text:outline-level="2">Struktura Sieci</text:h>
      <text:p text:style-name="P6"/>
      <text:p text:style-name="P6">Bazując na pewnych dobrych praktykach [VCDim rtad prezentacje 05 s.4] zostanie dobrana struktura sieci:</text:p>
      <text:p text:style-name="P6"/>
      <text:p text:style-name="P1"><text:span text:style-name="T1">Kompletny dataset to macirz 3</text:span><text:span text:style-name="T6">6</text:span><text:span text:style-name="T1"> atrybutów w </text:span><text:span text:style-name="T6">6435</text:span><text:span text:style-name="T1"> wierszach </text:span><text:span text:style-name="T6">37</text:span><text:span text:style-name="T1"> atrybut to oznaczenie jednej z </text:span><text:span text:style-name="T6">siedmiu</text:span><text:span text:style-name="T1"> klas :</text:span></text:p>
      <text:p text:style-name="P6"/>
      <text:p text:style-name="P7">Number<text:tab/><text:tab/><text:tab/>Class</text:p>
      <text:p text:style-name="P14"/>
      <text:p text:style-name="P14"><text:tab/>1<text:tab/><text:tab/><text:tab/>red soil</text:p>
      <text:p text:style-name="P14"><text:tab/>2<text:tab/><text:tab/><text:tab/>cotton crop</text:p>
      <text:p text:style-name="P14"><text:tab/>3<text:tab/><text:tab/><text:tab/>grey soil</text:p>
      <text:p text:style-name="P14"><text:tab/>4<text:tab/><text:tab/><text:tab/>damp grey soil</text:p>
      <text:p text:style-name="P14"><text:tab/>5<text:tab/><text:tab/><text:tab/>soil with vegetation stubble</text:p>
      <text:p text:style-name="P14"><text:tab/>6<text:tab/><text:tab/><text:tab/>mixture class (all types present)</text:p>
      <text:p text:style-name="P14"><text:tab/>7<text:tab/><text:tab/><text:tab/>very damp grey soil</text:p>
      <text:p text:style-name="P6"/>
      <text:p text:style-name="P6"/>
      <text:p text:style-name="P8">Wyjściowa zmienna nominalna będzie reprezentowana przez wektor generowany przez 7 myjściowych <text:s/>neuronów o unipolarnej charakterystyce</text:p>
      <text:p text:style-name="P8">[1,0,0,0,0,0,0] I ta klasa</text:p>
      <text:p text:style-name="P6"/>
      <text:p text:style-name="P8">Skalowanie danych wejściowych pododuje że można użyć tylko funkcji unipolarnych</text:p>
      <text:p text:style-name="P6"/>
      <text:p text:style-name="P6"/>
      <text:p text:style-name="P6">Możliwośc wystąpienia sytacji “braku decyzji” powoduje iż warstwa wyjściowa mieć będzie charakterystykę liniową.</text:p>
      <text:p text:style-name="P6"/>
      <text:p text:style-name="P6"/>
      <text:p text:style-name="P6"><text:soft-page-break/>Ilośc I rozmiar warstw ukrytuch </text:p>
      <text:p text:style-name="P6"/>
      <text:p text:style-name="P2"><text:span text:style-name="T2">Ilość przypadków uczących w przedm</text:span><text:span text:style-name="T3">iotowym problemie </text:span><text:span text:style-name="T7">3217</text:span></text:p>
      <text:p text:style-name="P9"/>
      <text:p text:style-name="P3"><text:span text:style-name="T4">oczekiwane </text:span><text:span text:style-name="T3">~VCDim = <text:s/></text:span><text:span text:style-name="T7">321</text:span></text:p>
      <text:p text:style-name="P4"><text:span text:style-name="T4">w przypadku sieci 34-</text:span><text:span text:style-name="T7">8</text:span><text:span text:style-name="T4">-</text:span><text:span text:style-name="T7">10-7</text:span></text:p>
      <text:p text:style-name="P11"/>
      <text:p text:style-name="P4"><text:span text:style-name="T7">288</text:span><text:span text:style-name="T4"> &lt;= VCDim &lt;= </text:span><text:span text:style-name="T7">438</text:span></text:p>
      <text:p text:style-name="P12"/>
      <text:p text:style-name="P12"/>
      <text:p text:style-name="P13">struktura 36-8-10-7</text:p>
      <text:p text:style-name="P9"/>
      <text:p text:style-name="P9"/>
      <text:p text:style-name="P9"/>
      <text:p text:style-name="P10"><text:span text:style-name="T8">OGÓLNIE na bazie prezentacji rtad </text:span><text:span text:style-name="T9">I o tym pojebanym algorytmi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ur Augustyniak</meta:initial-creator>
    <meta:creation-date>2013-03-08T13:51:11</meta:creation-date>
    <dc:date>2013-03-09T18:21:21</dc:date>
    <dc:creator>Artur Augustyniak</dc:creator>
    <meta:editing-duration>PT00H49M10S</meta:editing-duration>
    <meta:editing-cycles>6</meta:editing-cycles>
    <meta:generator>OpenOffice.org/3.2$Unix OpenOffice.org_project/320m19$Build-9505</meta:generator>
    <meta:document-statistic meta:table-count="0" meta:image-count="0" meta:object-count="0" meta:page-count="2" meta:paragraph-count="30" meta:word-count="234" meta:character-count="1745"/>
  </office:meta>
</office:document-meta>
</file>